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erif" svg:font-family="'Liberation Serif'" style:font-family-generic="roman"/>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officeooo:rsid="0007fe4e" officeooo:paragraph-rsid="000586c5"/>
    </style:style>
    <style:style style:name="P4" style:family="paragraph" style:parent-style-name="Text_20_body">
      <style:paragraph-properties fo:margin-left="0in" fo:margin-right="0in" fo:text-indent="0in" style:auto-text-indent="false"/>
      <style:text-properties fo:language="en" fo:country="US" officeooo:paragraph-rsid="000586c5"/>
    </style:style>
    <style:style style:name="P5" style:family="paragraph" style:parent-style-name="Text_20_body">
      <style:paragraph-properties fo:margin-left="0in" fo:margin-right="0in" fo:text-align="center" style:justify-single-word="false" fo:text-indent="0in" style:auto-text-indent="false"/>
      <style:text-properties fo:language="en" fo:country="US" officeooo:rsid="000586c5" officeooo:paragraph-rsid="000586c5"/>
    </style:style>
    <style:style style:name="P6" style:family="paragraph" style:parent-style-name="Text_20_body">
      <style:paragraph-properties fo:margin-left="0in" fo:margin-right="0in" fo:text-align="center" style:justify-single-word="false" fo:text-indent="0in" style:auto-text-indent="false" fo:break-before="page"/>
      <style:text-properties fo:language="en" fo:country="US" officeooo:paragraph-rsid="000586c5"/>
    </style:style>
    <style:style style:name="P7" style:family="paragraph" style:parent-style-name="Text_20_body">
      <style:text-properties fo:language="en" fo:country="US" officeooo:paragraph-rsid="000701f8"/>
    </style:style>
    <style:style style:name="P8" style:family="paragraph" style:parent-style-name="Text_20_body">
      <style:text-properties fo:language="en" fo:country="US" officeooo:paragraph-rsid="000873ab"/>
    </style:style>
    <style:style style:name="P9" style:family="paragraph" style:parent-style-name="Text_20_body">
      <style:text-properties officeooo:paragraph-rsid="00086231"/>
    </style:style>
    <style:style style:name="P10" style:family="paragraph" style:parent-style-name="Text_20_body">
      <style:text-properties officeooo:paragraph-rsid="000873ab"/>
    </style:style>
    <style:style style:name="P11" style:family="paragraph" style:parent-style-name="workcited">
      <style:text-properties fo:language="en" fo:country="US" officeooo:paragraph-rsid="000586c5"/>
    </style:style>
    <style:style style:name="T1" style:family="text">
      <style:text-properties officeooo:rsid="0007fe4e"/>
    </style:style>
    <style:style style:name="T2" style:family="text">
      <style:text-properties officeooo:rsid="000586c5"/>
    </style:style>
    <style:style style:name="T3" style:family="text">
      <style:text-properties fo:language="en" fo:country="US"/>
    </style:style>
    <style:style style:name="T4" style:family="text">
      <style:text-properties fo:language="en" fo:country="US" officeooo:rsid="000701f8"/>
    </style:style>
    <style:style style:name="T5" style:family="text">
      <style:text-properties fo:language="en" fo:country="US" officeooo:rsid="00086231"/>
    </style:style>
    <style:style style:name="T6" style:family="text">
      <style:text-properties fo:language="en" fo:country="US" officeooo:rsid="000873ab"/>
    </style:style>
    <style:style style:name="T7" style:family="text">
      <style:text-properties officeooo:rsid="000701f8"/>
    </style:style>
    <style:style style:name="T8" style:family="text">
      <style:text-properties style:font-name="Liberation Serif" fo:language="en" fo:country="US" officeooo:rsid="000701f8" style:font-name-asian="Liberation Serif" style:font-name-complex="Liberation Serif"/>
    </style:style>
    <style:style style:name="T9" style:family="text">
      <style:text-properties officeooo:rsid="000873a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4">Kitkat Dambeck</text:p>
      <text:p text:style-name="P4">Professor Jacqueline McDaniel </text:p>
      <text:p text:style-name="P4">Expository Writing</text:p>
      <text:p text:style-name="P4"><text:span text:style-name="T2">29</text:span> March 2023</text:p>
      <text:p text:style-name="P5">Happiness: A Skeptical Approach</text:p>
      <text:p text:style-name="Text_20_body"><text:span text:style-name="T2">Happiness is broadly defined as a desirable </text:span><text:span text:style-name="T9">emotion</text:span><text:span text:style-name="T2">. However, a practical definition of happiness includes many specifics about what that mood includes, and </text:span><text:span text:style-name="T9">what factors contribute to it</text:span><text:span text:style-name="T2">. Happiness is in effect the principal desire, all other desires stemming from a desire for happiness. The manor in which happiness is described has a great deal of influence over what happiness looks like, and how it is obtained. Described well, the desire would be attained. Described poorly, it would lead one into rabbit holes of confusion and frustration. </text:span><text:span text:style-name="T9">It is only by doubting each potential claim, in a scientific method, that can reveal the which manors of description are best</text:span><text:span text:style-name="T2">.</text:span><text:span text:style-name="T9"> </text:span>In “Immune To Reality” Daniel Gilbert examines mood, and the role the “psychological immune system” plays in <text:span text:style-name="T2">the dynamics of </text:span>one’s mood. Barbara Fredrickson’s “Love 2.0” explores love from a <text:span text:style-name="T2">skeptical, </text:span>scientific perspective. Defining happiness with skepticism ensures that one’s understanding of happiness is sound and attainable. </text:p>
      <text:p text:style-name="P7">Without skepticism, false things will be include in one’s understanding of happiness. <text:span text:style-name="T7">Skepticism is therefore necessary as a means to purge any admitted falsities.</text:span> Gilbert writes “Clever Hans was no genius, but Osten was no fraud. Indeed he’d spent years patiently talking to his horse about mathematics and world affairs, and he was genuinely shocked and dismayed to learn that he had been fooling himself” (Gilbert 143). Osten used intuition to <text:soft-page-break/>describe the scenario. This lead Osten to conclude that the horse was learning math, and that teaching Hans math brought Osten happiness. However, when rigorous doubt, skepticism, was applied, the truth was revealed, and made Osten very upset. It is typical, <text:span text:style-name="T7">even natural,</text:span> to define happiness with ones intuition. However it is also typical to find oneself operating under false <text:span text:style-name="T9">assumptions</text:span>. <text:span text:style-name="T7">Falseness in begets falseness out.</text:span> <text:span text:style-name="T2">Falsities in understanding </text:span><text:span text:style-name="T9">happiness </text:span><text:span text:style-name="T2">cause long diversions into states of confusion, dismay </text:span><text:span text:style-name="T9">and general unhappiness</text:span><text:span text:style-name="T2">.</text:span> It is by supplanting <text:span text:style-name="T2">these falsities, such as </text:span>intuition, with doubt that the false aspects of one’s understanding can be corrected. For example, it is common for a romantic relationship, or a bond, to be a core aspect of one’s expectations of happiness. About bonds, Fredrickson writes “At times it feels great, while other times it hurts like hell. At times it lifts you up with grand dreams for your future and at other times oppresses you with shame about your inadequacies.” <text:span text:style-name="T2">(Fredrickson 120). </text:span>That is to say that <text:span text:style-name="T2">romantic </text:span>bonds are not a sure way to attain<text:span text:style-name="T2"> </text:span>desirable <text:span text:style-name="T9">emotion</text:span>. <text:span text:style-name="T2">They may evoke some, but they may also evoke undesirable </text:span><text:span text:style-name="T9">ones</text:span><text:span text:style-name="T2">.</text:span> When one assumes that a bond will lead to happiness, they have included a half-truth in their definition of happiness. <text:span text:style-name="T7">This is the result of an uncritical approach.</text:span> Just as Hans was not clever in the way Osten assumed, a bond will not inspire the same emotions as is assumed. <text:span text:style-name="T2">Such false things are an inevitability of an approach lacking in skepticism. </text:span><text:span text:style-name="T7">O</text:span><text:span text:style-name="T2">ne must be critical of what is included in one’s definition </text:span><text:span text:style-name="T7">of happiness. </text:span><text:span text:style-name="T9">F</text:span><text:span text:style-name="T7">or </text:span><text:span text:style-name="T9">if not, </text:span><text:span text:style-name="T7">what is attained might not truly be a desirable mood</text:span><text:span text:style-name="T2">. </text:span></text:p>
      <text:p text:style-name="P8">Through skepticism, true things can be included in one’s understanding of happiness. Gilbert writes “people expect to feel equally bad when a tragic accident is the result of human negligence as when it is the result of dumb luck but they actually feel worse when it is dumb luck and no one is blame worthy” (Gilbert 148). That is to say that people place an unfounded <text:soft-page-break/>confidence in the<text:span text:style-name="T7">ir</text:span> ability to predict how they will feel <text:span text:style-name="T7">about a given phenomenon, specifically the presence of a scapegoat</text:span>. <text:span text:style-name="T9">Clever Hans is an insightful but ultimately anecdotal example. However the study Gilbert cites is much more scientific. I</text:span>ntuition is <text:span text:style-name="T9">again shown to be </text:span>a poor predictor. <text:span text:style-name="T9">In</text:span> doubting <text:span text:style-name="T9">this way, </text:span>a consistent pattern emerges: that blaming someone makes a <text:span text:style-name="T7">tragedy, and</text:span> the resulting mood, less unpleasant. This pattern is representative of a scientific fact, <text:span text:style-name="T7">in essence, </text:span><text:span text:style-name="T9">a </text:span><text:span text:style-name="T7">t</text:span>ruth. <text:span text:style-name="T7">It is only by examining each claim individually, that is with rigorous skepticism, that false </text:span><text:span text:style-name="T9">claims </text:span><text:span text:style-name="T7">can be weeded out, and such a truth be distilled. </text:span>By including <text:span text:style-name="T7">that pattern, rather that mechanic, </text:span>of the psyche in an understanding of what happiness is,<text:span text:style-name="T7"> </text:span>that understanding becomes sound <text:span text:style-name="T7">and </text:span>attainable. <text:span text:style-name="T7">Happiness is defined through restriction from falsehood and deception, and expansion through truth and understanding. </text:span><text:span text:style-name="T9">By the restrictive half, r</text:span><text:span text:style-name="T7">omantic bonds, and teaching horses are </text:span><text:span text:style-name="T9">both</text:span><text:span text:style-name="T7"> revealed as not perfectly true. Scapegoating remains true, however this specific truth is not particularly applicable. </text:span>Fredrickson states that “people with higher vagal tone, science has shown, are more flexible across a whole host of domains- physical, mental, and social.” Vagal tone, unlike intuition, has been proven to improve many areas of life related to mood. <text:span text:style-name="T7">This truth is very applicable, because u</text:span>nlike <text:span text:style-name="T7">scapegoating, it is quantifiable. Vagal tone is a measurable biometric that can be maximized. It is possible to, and Fredrickson did, discover means by which this can be done. This principal of identifying the true causes of happiness, and then building upon those is how a skeptical definition can become an attainable one. When one’s definition is build on sound truths </text:span><text:span text:style-name="T9">and understanding,</text:span><text:span text:style-name="T7"> so to will the results of one’s actions be sound. </text:span></text:p>
      <text:p text:style-name="P10"><text:span text:style-name="T3">The use value of a true understanding of happiness, is that with it </text:span><text:span text:style-name="T4">the malleability of </text:span><text:span text:style-name="T3">one’s emotional context </text:span><text:span text:style-name="T4">becomes opportunity for the attainment of happiness</text:span><text:span text:style-name="T3">. Gilbert writes “that we are more likely to look for and find a positive view of the things we’re stuck with </text:span><text:soft-page-break/><text:span text:style-name="T3">than the things that we’re not” (Gilbert 150). That is to say that when one is committed to something, voluntarily or otherwise, the brain is naturally inclined to develop a positive relationship with it. Therefore, one can cause a positive outcome by inducing</text:span><text:span text:style-name="T6"> </text:span><text:span text:style-name="T3">this kind of stuck-ness </text:span><text:span text:style-name="T6">with inescapable situations</text:span><text:span text:style-name="T3">. As a knife is made sharp by filing off excess metal, an understanding of happiness, that has been made true through skepticism, is practical for ensuring attainment of happiness. </text:span><text:span text:style-name="T4">Commitment, or </text:span><text:span text:style-name="T6">inescapability, </text:span><text:span text:style-name="T4">is one example of this application. However, it is not the only one; more can be understood through continued development of the understanding. </text:span><text:span text:style-name="T3">Fredrickson writes “Through eye contact and close attention to all manner of smiles</text:span><text:span text:style-name="T8">–</text:span><text:span text:style-name="T3"> and the embodied simulations such visual intake triggers</text:span><text:span text:style-name="T8">–</text:span><text:span text:style-name="T3"> your gut instincts about whom to trust and whom not to trust become more reliable. Rather than avoid all new people out of fear and suspicion, oxytocin helps you pick out on cues that signal another person’s goodwill and guides you to approach them with your own” (Fredrickson 128). Scientific exploration has revealed this mechanic of oxytocin, in which it stimulates social bonding. </text:span><text:span text:style-name="T5">The same process applied to the mechanic of vagal tone </text:span><text:span text:style-name="T6">and inescapability </text:span><text:span text:style-name="T5">can be applied to oxytocin: </text:span><text:span text:style-name="T3">oxytocin </text:span><text:span text:style-name="T4">may </text:span><text:span text:style-name="T3">be intentionally invoked, </text:span><text:span text:style-name="T5">especially </text:span><text:span text:style-name="T3">in situations where it would be most adventurous, such as when meeting new people, or trying to build new connections. </text:span><text:span text:style-name="T4">This is only effective when both the mechanics of oxytocin, and the aim of the action, are understood. This requires not only scientific skepticism, but also personal skepticism. That is to say one needs to know not only </text:span><text:span text:style-name="T6">the mechanics of psychology in general, but also </text:span><text:span text:style-name="T4">the how</text:span><text:span text:style-name="T6">s</text:span><text:span text:style-name="T4"> </text:span><text:span text:style-name="T6">and</text:span><text:span text:style-name="T4"> why</text:span><text:span text:style-name="T6">s </text:span><text:span text:style-name="T4">of their </text:span><text:span text:style-name="T6">own personal </text:span><text:span text:style-name="T4">desires.</text:span><text:span text:style-name="T3"> </text:span></text:p>
      <text:p text:style-name="P10"><text:span text:style-name="T9">Confusion about the aims of one’s desire, the definition of their happiness, leads one into unhappiness. It takes active, intentional effort in order to change this. Fredrickson says “Longing like this is not just another mental sate. It’s deeply physical. Your body craves some </text:span><text:soft-page-break/><text:span text:style-name="T9">essential nutrient that it’t not getting, yet you can’t quite put your finger on it” (Fredrickson 118). Longing stems not just from a lack of something. but even a lack of knowlage of what that something is. Confusion is not only they symptom of longing, but also the cause, a visious feedback loop. Lacking a solid definition of the desire, and therby a definition of happiness, entreanches the state of longing. Inescapability does not trigger because there is nothing to even be escaped. The missing “nutrient” must be defined, an active processn unlike </text:span><text:span text:style-name="T6">inescapability</text:span><text:span text:style-name="T9">. Each possible “nutrient” needs to be considered and doubted. However if one is ignorant of this, logically one will not do this. </text:span>Gilbert writes <text:span text:style-name="T9">that</text:span> “the vast majority of students preferred to enroll in a photography course in which they wo<text:span text:style-name="T9">uld</text:span> ultimately be dissatisfied with the photograph they produced.” (Gilbert 151). <text:span text:style-name="T9">That is to say that people tend to have a poor understanding of how the define happiness. They tend to choose freedom over the actuall mood of happiness. This choice avoids the inescapability that commitment would have, as well as the effects such would have on one’s ability to rationalize and justify a postive mood. Choice can be desireable, and can sometimes be the “nutirant” which to happiness. However that is an asumption that is reavealed as false on further analasys. Choosing the free-er, escapable photo course is akin to teaching of math to Hans; both are grounded in assumptions. Either assumption, if included in a definition of happiness, and acted upon, will not lead to a desireable, happy emotion. Changing these assumptions requires the conceptually easy but practically difficult work of being skeptical of ones own motives. </text:span></text:p>
      <text:p text:style-name="P9"><text:span text:style-name="T6">Happiness is the principally desirable emotional state. The specific desires included in it must be described before it is possible to attain the. </text:span><text:span text:style-name="T5">The definition o</text:span><text:span text:style-name="T6">f </text:span><text:span text:style-name="T5">happiness is</text:span><text:span text:style-name="T6"> </text:span><text:span text:style-name="T5">restricted by falsehood, expanded by truth, and applied through understanding. The assumptions, such </text:span><text:soft-page-break/><text:span text:style-name="T5">as happiness coming from the bond of another, can be identified, and criticized. When this process reveals truth, such as that of the vagal tone, that truth becomes the foundation for sound action. </text:span><text:span text:style-name="T6">Such an action may be committing to a difficult choice, thereby lessening the unpleasantness of it, or practicing the meditations that increase one’s vagal tone. The work of defining happiness is burdened upon each individual, but the </text:span><text:span text:style-name="T4">purpose </text:span><text:span text:style-name="T3">of defining happiness is </text:span><text:span text:style-name="T6">ultimately the </text:span><text:span text:style-name="T3">attainment </text:span><text:span text:style-name="T4">of it</text:span><text:span text:style-name="T3">. By defining skeptically, </text:span><text:span text:style-name="T6">the defining </text:span><text:span text:style-name="T3">becomes most effective for attainment. </text:span></text:p>
      <text:p text:style-name="P6">Works Cited</text:p>
      <text:p text:style-name="P11">Fredrickson, Barbara, Love 2.0, 2023. New York: Hudson Stre<text:span text:style-name="T1">­</text:span>et Press. pp.117-140.</text:p>
      <text:p text:style-name="P11">Gilbert, Daniel, Stumbling On Happiness, 2006. New York: New York. pp 141-15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erif" svg:font-family="'Liberation Serif'" style:font-family-generic="roman"/>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200%" fo:text-indent="0.5in" style:auto-text-indent="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1"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1"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1" fo:font-family="'Times New Roman'" style:font-style-name="Regular" style:font-family-generic="roman" style:font-pitch="variable" fo:font-size="12pt"/>
    </style:style>
    <style:style style:name="workcited" style:family="paragraph" style:parent-style-name="Text_20_body">
      <style:paragraph-properties fo:margin-left="0.5in" fo:margin-right="0in" fo:text-indent="0in" style:auto-text-indent="false"/>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fo:font-family="StarSymbol" style:font-charset="x-symbol"/>
      </text:list-level-style-bullet>
      <text:list-level-style-bullet text:level="2" text:style-name="Bullet_5f_20_5f_Symbols" loext:num-list-format="%2%." style:num-suffix="." text:bullet-char="•">
        <style:list-level-properties text:space-before="0.5in" text:min-label-width="0.25in"/>
        <style:text-properties fo:font-family="StarSymbol" style:font-charset="x-symbol"/>
      </text:list-level-style-bullet>
      <text:list-level-style-bullet text:level="3" text:style-name="Bullet_5f_20_5f_Symbols" loext:num-list-format="%3%." style:num-suffix="." text:bullet-char="•">
        <style:list-level-properties text:space-before="0.75in" text:min-label-width="0.25in"/>
        <style:text-properties fo:font-family="StarSymbol" style:font-charset="x-symbol"/>
      </text:list-level-style-bullet>
      <text:list-level-style-bullet text:level="4" text:style-name="Bullet_5f_20_5f_Symbols" loext:num-list-format="%4%." style:num-suffix="." text:bullet-char="•">
        <style:list-level-properties text:space-before="1in" text:min-label-width="0.25in"/>
        <style:text-properties fo:font-family="StarSymbol" style:font-charset="x-symbol"/>
      </text:list-level-style-bullet>
      <text:list-level-style-bullet text:level="5" text:style-name="Bullet_5f_20_5f_Symbols" loext:num-list-format="%5%." style:num-suffix="." text:bullet-char="•">
        <style:list-level-properties text:space-before="1.25in" text:min-label-width="0.25in"/>
        <style:text-properties fo:font-family="StarSymbol" style:font-charset="x-symbol"/>
      </text:list-level-style-bullet>
      <text:list-level-style-bullet text:level="6" text:style-name="Bullet_5f_20_5f_Symbols" loext:num-list-format="%6%." style:num-suffix="." text:bullet-char="•">
        <style:list-level-properties text:space-before="1.5in" text:min-label-width="0.25in"/>
        <style:text-properties fo:font-family="StarSymbol" style:font-charset="x-symbol"/>
      </text:list-level-style-bullet>
      <text:list-level-style-bullet text:level="7" text:style-name="Bullet_5f_20_5f_Symbols" loext:num-list-format="%7%." style:num-suffix="." text:bullet-char="•">
        <style:list-level-properties text:space-before="1.75in" text:min-label-width="0.25in"/>
        <style:text-properties fo:font-family="StarSymbol" style:font-charset="x-symbol"/>
      </text:list-level-style-bullet>
      <text:list-level-style-bullet text:level="8" text:style-name="Bullet_5f_20_5f_Symbols" loext:num-list-format="%8%." style:num-suffix="." text:bullet-char="•">
        <style:list-level-properties text:space-before="2in" text:min-label-width="0.25in"/>
        <style:text-properties fo:font-family="StarSymbol" style:font-charset="x-symbol"/>
      </text:list-level-style-bullet>
      <text:list-level-style-bullet text:level="9" text:style-name="Bullet_5f_20_5f_Symbols" loext:num-list-format="%9%." style:num-suffix="." text:bullet-char="•">
        <style:list-level-properties text:space-before="2.25in" text:min-label-width="0.25in"/>
        <style:text-properties fo:font-family="StarSymbol" style:font-charset="x-symbol"/>
      </text:list-level-style-bullet>
      <text:list-level-style-bullet text:level="10" text:style-name="Bullet_5f_20_5f_Symbols" loext:num-list-format="%10%."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7fe4e" officeooo:paragraph-rsid="000586c5"/>
    </style:style>
    <style:style style:name="MP2" style:family="paragraph" style:parent-style-name="Footer">
      <style:paragraph-properties fo:text-align="center" style:justify-single-word="false"/>
    </style:style>
    <style:page-layout style:name="Mpm1" style:page-usage="mirrored">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bottom="0.1965in" fo:background-color="transparent" draw:fill="none"/>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Dambeck <text:page-number text:select-page="current">7</text:page-number></text:p>
      </style:header>
      <style:footer>
        <text:p text:style-name="MP2"><text:page-number text:select-page="current">7</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2"><text:page-number text:select-page="current">0</text:page-number></text:p>
      </style:footer>
    </style:master-page>
    <style:master-page style:name="OrgFirstPage" style:page-layout-name="Mpm4" draw:style-name="Mdp2" style:next-style-name="OrgPage">
      <style:footer>
        <text:p text:style-name="MP2"><text:page-number text:select-page="current">0</text:page-number></text:p>
      </style:footer>
    </style:master-page>
    <style:master-page style:name="OrgPage" style:page-layout-name="Mpm5" draw:style-name="Mdp1">
      <style:footer>
        <text:p text:style-name="MP2"><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Doe</meta:initial-creator>
    <dc:date>2023-03-31T14:46:35.995660068</dc:date>
    <meta:creation-date>2023-03-31T11:37:10</meta:creation-date>
    <meta:generator>LibreOffice/7.5.1.2$Linux_X86_64 LibreOffice_project/50$Build-2</meta:generator>
    <meta:keyword/>
    <dc:subject/>
    <dc:title/>
    <meta:editing-duration>PT3H8M7S</meta:editing-duration>
    <meta:editing-cycles>4</meta:editing-cycles>
    <meta:document-statistic meta:table-count="0" meta:image-count="0" meta:object-count="0" meta:page-count="7" meta:paragraph-count="19" meta:word-count="1700" meta:character-count="10574" meta:non-whitespace-character-count="8886"/>
  </office:meta>
</office:document-meta>
</file>